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style:style style:name="P4" style:family="paragraph" style:parent-style-name="List_20_Paragraph" style:list-style-name="WWNum1">
      <style:paragraph-properties fo:margin-top="0cm" fo:margin-bottom="0.282cm" loext:contextual-spacing="true"/>
    </style:style>
    <style:style style:name="P5" style:family="paragraph" style:parent-style-name="Encabezamiento">
      <style:paragraph-properties fo:text-align="end" style:justify-single-word="false"/>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style:font-size-asian="12pt" style:font-name-complex="Arial1" style:font-size-complex="12pt"/>
    </style:style>
    <style:style style:name="T3" style:family="text">
      <style:text-properties officeooo:rsid="001d94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istemas distribuidos.</text:span></text:p>
      <text:p text:style-name="P1"><text:bookmark text:name="_GoBack"/></text:p>
      <text:p text:style-name="Standard"><text:span text:style-name="T2">Sistema global de comunicaciones (GSM)</text:span></text:p>
      <text:list xml:id="list4980574904874868598" text:style-name="WWNum1">
        <text:list-item>
          <text:p text:style-name="P3"><text:span text:style-name="T2">Se puede considerar que es un sistema distribuido dado que es transparente para el usuario el conectar a alguna delas antenas o medios que proporcionen la señal del servicio de comunicaron. Así mismo es transparente para el usuario el cambiar de receptor al momento de cambiar su posición (moverse de lugar).</text:span></text:p>
        </text:list-item>
      </text:list>
      <text:p text:style-name="Standard"><text:span text:style-name="T2">Servicio de almacenamiento en la nube de DropBox</text:span></text:p>
      <text:list xml:id="list160731683420660" text:continue-numbering="true" text:style-name="WWNum1">
        <text:list-item>
          <text:p text:style-name="P3"><text:span text:style-name="T2">Es un sistema distribuido dado que es transparente para el usuario el saber dónde está la información que sube o almacena, el sistema muestra la información del usuario como si esta estuviera en un solo sitio.</text:span></text:p>
        </text:list-item>
      </text:list>
      <text:p text:style-name="Standard"><text:span text:style-name="T2">Buscador Bing</text:span></text:p>
      <text:list xml:id="list160731183677430" text:continue-numbering="true" text:style-name="WWNum1">
        <text:list-item>
          <text:p text:style-name="P3"><text:span text:style-name="T2">Al igual que Google emplea <text:s/>múltiples servidores para proporcionar múltiples opciones de búsqueda y servicios, Bing también emplea múltiples servidores para proporcionar múltiples resultados en sus búsquedas, para el usuario es transparente e innecesario saber que servidor le está dado una respuesta, al usuario solo le interesa la respuesta.</text:span></text:p>
        </text:list-item>
      </text:list>
      <text:p text:style-name="Standard"><text:span text:style-name="T2">Videojuego RTS en línea (Star Craft II)</text:span></text:p>
      <text:list xml:id="list160732702624730" text:continue-numbering="true" text:style-name="WWNum1">
        <text:list-item>
          <text:p text:style-name="P3"><text:span text:style-name="T2">Como muchos otros videojuegos en línea, la conexión debe mantenerse de forma transparente con el usuario, si bien un servidor cae otro mismo lo reemplaza. Al usuario solo le interesa estar jugando y que el juego avance sin problemas.</text:span></text:p>
        </text:list-item>
      </text:list>
      <text:p text:style-name="Standard"><text:span text:style-name="T2">Plataforma global para compartir tráfico de Ethernet y servicios (Netix)</text:span></text:p>
      <text:list xml:id="list160731877623951" text:continue-numbering="true" text:style-name="WWNum1">
        <text:list-item>
          <text:p text:style-name="P4"><text:span text:style-name="T2">Es un sistema distribuido dado que es una plataforma para compartir el tráfico de Ethernet y servicios a través de la red pero de forma transparente para el usuari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7%"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cm" fo:margin-bottom="0.247cm" loext:contextual-spacing="false" fo:line-height="120%"/>
    </style:style>
    <style:style style:name="Lista" style:family="paragraph" style:parent-style-name="Cuerpo_20_de_20_texto" style:default-outline-level="">
      <style:text-properties style:font-name-complex="FreeSans" style:font-family-complex="FreeSans" style:font-family-generic-complex="system" style:font-pitch-complex="variable"/>
    </style:style>
    <style:style style:name="Pie"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Encabezamiento" style:family="paragraph" style:parent-style-name="Standard" style:default-outline-level=""/>
    <style:style style:name="Head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Encabezamiento">
      <style:paragraph-properties fo:text-align="end" style:justify-single-word="false"/>
    </style:style>
    <style:style style:name="MT1" style:family="text">
      <style:text-properties officeooo:rsid="001d94e3"/>
    </style:style>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51cm" fo:margin-left="0cm" fo:margin-right="0cm" fo:margin-bottom="0.85cm" style:dynamic-spacing="true"/>
      </style:header-style>
      <style:footer-style/>
    </style:page-layout>
  </office:automatic-styles>
  <office:master-styles>
    <style:master-page style:name="Standard" style:page-layout-name="Mpm1">
      <style:header>
        <text:p text:style-name="MP1"><text:span text:style-name="MT1">Eduardo Loyo Martínez</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5:44:00</meta:creation-date>
    <meta:initial-creator>SoraTunderFrozen</meta:initial-creator>
    <dc:language>es-MX</dc:language>
    <dc:date>2015-03-21T16:07:30.477890533</dc:date>
    <meta:editing-cycles>19</meta:editing-cycles>
    <meta:editing-duration>PT1M16S</meta:editing-duration>
    <meta:generator>LibreOffice/4.3.5.2.0$Linux_X86_64 LibreOffice_project/430$Build-2</meta:generator>
    <meta:document-statistic meta:table-count="0" meta:image-count="0" meta:object-count="0" meta:page-count="1" meta:paragraph-count="12" meta:word-count="246" meta:character-count="1517" meta:non-whitespace-character-count="1286"/>
    <meta:template xlink:type="simple" xlink:actuate="onRequest" xlink:title="Normal.dotm" xlink:href=""/>
  </office:meta>
</office:document-meta>
</file>